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rsid="00c2e96e" officeooo:paragraph-rsid="0001d354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Cambria" fo:font-size="12pt" fo:language="en" fo:country="US" officeooo:rsid="00c54b34" officeooo:paragraph-rsid="0001d354" style:font-name-asian="Times New Roman" style:font-size-asian="12pt" style:language-asian="en" style:country-asian="US" style:font-name-complex="Cambria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c2e96e" officeooo:paragraph-rsid="0001d354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74fb85" officeooo:paragraph-rsid="0001d354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loext:graphic-properties draw:fill="solid" draw:fill-color="#ffd320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gr1" style:family="graphic">
      <style:graphic-properties draw:stroke="none" svg:stroke-color="#000000" draw:fill="none" draw:fill-color="#ffffff" fo:min-height="0.22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ffd3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961493" text:style-name="WW8Num15">
        <text:list-header>
          <text:h text:style-name="P1" text:outline-level="1"/>
        </text:list-header>
      </text:list>
      <text:p text:style-name="P3"><draw:polygon text:anchor-type="paragraph" draw:z-index="0" draw:name="Shape3" draw:style-name="gr2" draw:text-style-name="P6" svg:width="0.5169in" svg:height="2.4071in" svg:x="5.4764in" svg:y="2.8335in" svg:viewBox="0 0 1314 6115" draw:points="0,0 1314,0 1314,5914 416,5914 416,6115 106,5715 416,5415 416,5715 1014,5715 1014,224 0,224 0,16"><text:p/></draw:polygon><draw:frame text:anchor-type="paragraph" draw:z-index="1" draw:name="Shape4" draw:style-name="gr1" draw:text-style-name="P5" svg:width="2.1594in" svg:height="0.2224in" draw:transform="rotate (-1.5707963267949) translate (6.03333333333333in 3.07916666666667in)"><draw:text-box><text:p><text:span text:style-name="T1">Xxx xxxx xxxx xxxx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5" style:class="text">
      <style:paragraph-properties fo:margin-top="0.1665in" fo:margin-bottom="0.0417in" style:contextual-spacing="false" fo:break-before="page" fo:keep-with-next="always"/>
      <style:text-properties fo:color="#474747" loext:opacity="100%"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9846in" fo:margin-left="0.9846in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9846in" fo:margin-left="0.9846in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9846in" fo:margin-left="0.9846in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3T15:26:33.876395596</meta:creation-date>
    <dc:date>2020-11-23T15:26:46.489438562</dc:date>
    <meta:editing-duration>PT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1.0.0.alpha1$Linux_X86_64 LibreOffice_project/6d63302127be4f7ebc12369cde286d7e5114ad63</meta:generator>
  </office:meta>
</office:document-meta>
</file>